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75cm"/>
      <style:paragraph-properties style:writing-mode="lr-tb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cm" fo:min-width="3.5cm"/>
      <style:paragraph-properties style:writing-mode="lr-tb"/>
    </style:style>
    <style:style style:name="gr1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5cm" svg:height="1cm" svg:x="7.75cm" svg:y="3.75cm">
          <text:p text:style-name="P1"><text:span text:style-name="T1">Person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4.75cm" svg:x2="9cm" svg:y2="5.75cm">
          <text:p/>
        </draw:line>
        <draw:custom-shape draw:style-name="gr3" draw:text-style-name="P3" draw:layer="layout" svg:width="2.5cm" svg:height="1cm" svg:x="7.75cm" svg:y="5.75cm">
          <text:p text:style-name="P3"><text:span text:style-name="T2">Puede 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cm" svg:x="6cm" svg:y="7.5cm">
          <text:p text:style-name="P4"><text:span text:style-name="T2">Registra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cm" svg:x="9.75cm" svg:y="7.5cm">
          <text:p text:style-name="P4"><text:span text:style-name="T2">No registrada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75cm" svg:y1="6.75cm" svg:x2="7.75cm" svg:y2="7.5cm">
          <text:p/>
        </draw:line>
        <draw:line draw:style-name="gr6" draw:text-style-name="P2" draw:layer="layout" svg:x1="10.25cm" svg:y1="6.75cm" svg:x2="10.25cm" svg:y2="7.5cm">
          <text:p/>
        </draw:line>
        <draw:line draw:style-name="gr7" draw:text-style-name="P2" draw:layer="layout" svg:x1="7.5cm" svg:y1="8.5cm" svg:x2="7.5cm" svg:y2="9.75cm">
          <text:p/>
        </draw:line>
        <draw:line draw:style-name="gr7" draw:text-style-name="P2" draw:layer="layout" svg:x1="10.75cm" svg:y1="8.5cm" svg:x2="10.75cm" svg:y2="9.75cm">
          <text:p/>
        </draw:line>
        <draw:line draw:style-name="gr7" draw:text-style-name="P2" draw:layer="layout" svg:x1="7.5cm" svg:y1="9.75cm" svg:x2="10.75cm" svg:y2="9.75cm">
          <text:p/>
        </draw:line>
        <draw:line draw:style-name="gr8" draw:text-style-name="P2" draw:layer="layout" svg:x1="9cm" svg:y1="9.75cm" svg:x2="9cm" svg:y2="11cm">
          <text:p/>
        </draw:line>
        <draw:custom-shape draw:style-name="gr9" draw:text-style-name="P1" draw:layer="layout" svg:width="4cm" svg:height="1.75cm" svg:x="7.25cm" svg:y="11cm">
          <text:p text:style-name="P4"><text:span text:style-name="T1">Obtiene información sobre acogid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4.25cm" svg:x="1.25cm" svg:y="7.25cm">
          <text:p text:style-name="P4"><text:span text:style-name="T1">Hace parte de una base de datos para acogida de niños y eventos sociales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6cm" svg:y1="8.5cm" svg:x2="5.25cm" svg:y2="8.5cm">
          <text:p/>
        </draw:line>
        <draw:frame draw:style-name="gr12" draw:text-style-name="P5" draw:layer="layout" svg:width="10.25cm" svg:height="1cm" svg:x="3.25cm" svg:y="2cm">
          <draw:text-box>
            <text:p>Modelo Conceptual</text:p>
          </draw:text-box>
        </draw:frame>
        <draw:frame draw:style-name="gr13" draw:text-style-name="P7" draw:layer="layout" svg:width="10.5cm" svg:height="4.517cm" svg:x="6.75cm" svg:y="14.75cm">
          <draw:text-box>
            <text:p text:style-name="P6"><text:span text:style-name="T2">La pagina de acogida es una pagina sencilla de usar, ya que sus futuros usuarios serán persona que buscan ya toda la información sin entretenerse con otros contenidos. </text:span></text:p>
            <text:p text:style-name="P6"><text:span text:style-name="T2">Los usuarios registrados serán contactados para una entrevista psico-socio-economica, y tendrán la oportunidad de visitar un centro de acogida para conocer el perfil de los niños que necesitan un hogar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8:41:02.364000000</meta:creation-date>
    <dc:date>2022-11-13T18:56:01.127000000</dc:date>
    <meta:editing-duration>PT4M48S</meta:editing-duration>
    <meta:editing-cycles>1</meta:editing-cycles>
    <meta:document-statistic meta:object-count="16"/>
    <meta:generator>LibreOffice/7.3.0.3$Windows_X86_64 LibreOffice_project/0f246aa12d0eee4a0f7adcefbf7c878fc2238db3</meta:generator>
  </office:meta>
</office:document-meta>
</file>